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04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9.26cm"/>
    </style:style>
    <style:style style:name="co13" style:family="table-column">
      <style:table-column-properties fo:break-before="auto" style:column-width="3.26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style:text-position="" fo:font-size="16pt" style:font-size-asian="16pt" style:font-size-complex="16pt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7">
      <style:text-properties style:text-position=""/>
    </style:style>
    <style:style style:name="ce8" style:family="table-cell" style:parent-style-name="Default" style:data-style-name="N10">
      <style:text-properties style:text-position=""/>
    </style: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37"/>
    <style:style style:name="ce16" style:family="table-cell" style:parent-style-name="Default" style:data-style-name="N10"/>
  </office:automatic-styles>
  <office:body>
    <office:spreadsheet>
      <table:table table:name="Sprint 1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7" table:default-cell-style-name="Default"/>
        <table:table-row table:style-name="ro1">
          <table:table-cell table:style-name="ce13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15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15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15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3]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16" table:formula="of:=([.E4] / [.E5])" office:value-type="percentage" office:value="0.482758620689655" calcext:value-type="percentage">
            <text:p>48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calcext:value-type="string">
            <text:p>Task ID</text:p>
          </table:table-cell>
          <table:table-cell table:style-name="ce14" office:value-type="string" calcext:value-type="string">
            <text:p>Theme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Complete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Tested</text:p>
          </table:table-cell>
          <table:table-cell table:style-name="ce14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4" calcext:value-type="date">
            <text:p>14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40" calcext:value-type="float">
            <text:p>4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70" calcext:value-type="float">
            <text:p>7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style-name="ce15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3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9:54:09.497084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09-17T20:13:30.990619134</dc:date>
    <meta:editing-duration>PT1H18M54S</meta:editing-duration>
    <meta:editing-cycles>6</meta:editing-cycles>
    <meta:generator>LibreOffice/4.2.6.2$Linux_X86_64 LibreOffice_project/420$Build-2</meta:generator>
    <meta:document-statistic meta:table-count="3" meta:cell-count="493" meta:object-count="0"/>
  </office:meta>
</office:document-meta>
</file>